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3100000031B90E1D57.png" manifest:media-type="image/png"/>
  <manifest:file-entry manifest:full-path="Pictures/100000010000002900000029EBEE3345.png" manifest:media-type="image/png"/>
  <manifest:file-entry manifest:full-path="Pictures/100005AE0000043D0000043D235162CD.svg" manifest:media-type="image/svg+xml"/>
  <manifest:file-entry manifest:full-path="Pictures/10000BAA000005100000051080E9A9FE.svg" manifest:media-type="image/svg+xml"/>
  <manifest:file-entry manifest:full-path="Pictures/1000066D00000510000005103062718B.svg" manifest:media-type="image/svg+xml"/>
  <manifest:file-entry manifest:full-path="Pictures/100007ED0000051000000510CE9E5F1C.svg" manifest:media-type="image/svg+xml"/>
  <manifest:file-entry manifest:full-path="Pictures/10000D440000051000000510410A9DE2.svg" manifest:media-type="image/svg+xml"/>
  <manifest:file-entry manifest:full-path="Pictures/1000367F0000051000000510B589C555.svg" manifest:media-type="image/svg+xml"/>
  <manifest:file-entry manifest:full-path="Pictures/100008130000051000000510CAC1D575.svg" manifest:media-type="image/svg+xml"/>
  <manifest:file-entry manifest:full-path="Pictures/1000000100000029000000298D0668DE.png" manifest:media-type="image/png"/>
  <manifest:file-entry manifest:full-path="Pictures/100000010000003100000031CD379F34.png" manifest:media-type="image/png"/>
  <manifest:file-entry manifest:full-path="Pictures/100000010000002900000029CCE36C76.png" manifest:media-type="image/png"/>
  <manifest:file-entry manifest:full-path="Pictures/100000010000003100000031803DC015.png" manifest:media-type="image/png"/>
  <manifest:file-entry manifest:full-path="Pictures/100000010000002900000029FF61A361.png" manifest:media-type="image/png"/>
  <manifest:file-entry manifest:full-path="Pictures/10001C31000005100000051067B78702.svg" manifest:media-type="image/svg+xml"/>
  <manifest:file-entry manifest:full-path="Pictures/100000010000003100000031135DF988.png" manifest:media-type="image/png"/>
  <manifest:file-entry manifest:full-path="Pictures/100007CE0000043D0000043D5615E97F.svg" manifest:media-type="image/svg+xml"/>
  <manifest:file-entry manifest:full-path="Pictures/10000000000000200000002056B870E6.png" manifest:media-type="image/png"/>
  <manifest:file-entry manifest:full-path="Pictures/10000A060000085F0000085F05C1E2EA.svg" manifest:media-type="image/svg+xml"/>
  <manifest:file-entry manifest:full-path="Pictures/100000010000003100000031023148D3.png" manifest:media-type="image/png"/>
  <manifest:file-entry manifest:full-path="Pictures/100000010000003100000031F42C07F5.png" manifest:media-type="image/png"/>
  <manifest:file-entry manifest:full-path="Pictures/100005AC0000043D0000043D58D8EFFC.svg" manifest:media-type="image/svg+xml"/>
  <manifest:file-entry manifest:full-path="Pictures/1000000100000031000000316E9531BF.png" manifest:media-type="image/png"/>
  <manifest:file-entry manifest:full-path="Pictures/100004480000043D0000043DAC95C430.svg" manifest:media-type="image/svg+xml"/>
  <manifest:file-entry manifest:full-path="Pictures/100000010000003100000031747092E6.png" manifest:media-type="image/png"/>
  <manifest:file-entry manifest:full-path="Pictures/1000000100000051000000515040890C.png" manifest:media-type="image/png"/>
  <manifest:file-entry manifest:full-path="Pictures/10000E150000043D0000043D7A1EAD94.svg" manifest:media-type="image/svg+xml"/>
  <manifest:file-entry manifest:full-path="Pictures/1000000100000029000000290A6D2258.png" manifest:media-type="image/png"/>
  <manifest:file-entry manifest:full-path="Pictures/10000A2600000510000005107F6CE094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dba54" draw:fill-color="#9dba54" draw:opacity="20%" draw:textarea-horizontal-align="justify" draw:textarea-vertical-align="middle" draw:auto-grow-height="false" fo:min-height="8.957cm" fo:min-width="7.438cm" loext:decorative="false"/>
    </style:style>
    <style:style style:name="gr2" style:family="graphic" style:parent-style-name="standard">
      <style:graphic-properties svg:stroke-color="#00a4a6" draw:fill-color="#00a4a6" draw:opacity="20%" draw:textarea-horizontal-align="justify" draw:textarea-vertical-align="middle" draw:auto-grow-height="false" fo:min-height="8.957cm" fo:min-width="6.167cm" loext:decorative="false"/>
    </style:style>
    <style:style style:name="gr3" style:family="graphic" style:parent-style-name="objectwithoutfill">
      <style:graphic-properties draw:stroke="dash" draw:stroke-dash="Double_20_Dash" svg:stroke-color="#3465a4" svg:stroke-linecap="butt" draw:fill="none" draw:textarea-vertical-align="middle" loext:decorative="false"/>
    </style:style>
    <style:style style:name="gr4" style:family="graphic" style:parent-style-name="objectwithoutfill">
      <style:graphic-properties svg:stroke-color="#242f3e" draw:fill="none" draw:textarea-vertical-align="middle" loext:decorative="false"/>
    </style:style>
    <style:style style:name="gr5" style:family="graphic" style:parent-style-name="objectwithoutfill">
      <style:graphic-properties svg:stroke-color="#8c4fff" draw:fill="none" draw:textarea-vertical-align="middl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8cm" fo:min-width="0cm" loext:decorative="false"/>
      <style:paragraph-properties style:writing-mode="lr-tb"/>
    </style:style>
    <style:style style:name="gr11" style:family="graphic" style:parent-style-name="objectwithoutfill">
      <style:graphic-properties draw:stroke="dash" draw:stroke-dash="Long_20_Dash" svg:stroke-color="#00a4a6" svg:stroke-linecap="butt" draw:fill="none" draw:textarea-vertical-align="middle" loext:decorative="false"/>
    </style:style>
    <style:style style:name="gr12" style:family="graphic" style:parent-style-name="objectwithoutfill">
      <style:graphic-properties draw:stroke="dash" draw:stroke-dash="Double_20_Dash" svg:stroke-color="#ed7100" svg:stroke-linecap="butt" draw:fill="none" draw:textarea-vertical-align="middle" loext:decorative="fals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6cm" fo:min-width="0cm" loext:decorative="false"/>
      <style:paragraph-properties style:writing-mode="lr-tb"/>
    </style:style>
    <style:style style:name="gr15" style:family="graphic" style:parent-style-name="objectwithoutfill">
      <style:graphic-properties svg:stroke-color="#00a933" draw:marker-start="Arrow" draw:marker-start-width="0.3cm" draw:marker-end="Arrow" draw:marker-end-width="0.3cm"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18" style:family="graphic" style:parent-style-name="objectwithoutfill">
      <style:graphic-properties draw:stroke="dash" draw:stroke-dash="Double_20_Dash" svg:stroke-color="#00a933" svg:stroke-linecap="butt" draw:fill="none" draw:textarea-vertical-align="middle" loext:decorative="false"/>
    </style:style>
    <style:style style:name="gr19" style:family="graphic" style:parent-style-name="Object_20_with_20_no_20_fill_20_and_20_no_20_line">
      <style:graphic-properties svg:stroke-color="#00a4a6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gr21" style:family="graphic">
      <style:graphic-properties style:writing-mode="lr-tb" loext:decorative="false"/>
    </style:style>
    <style:style style:name="gr22" style:family="graphic" style:parent-style-name="standard">
      <style:graphic-properties svg:stroke-color="#9dba54" draw:fill-color="#9dba54" draw:opacity="20%" draw:textarea-horizontal-align="justify" draw:textarea-vertical-align="middle" draw:auto-grow-height="false" fo:min-height="4.353cm" fo:min-width="3.285cm" loext:decorative="false"/>
    </style:style>
    <style:style style:name="gr23" style:family="graphic" style:parent-style-name="standard">
      <style:graphic-properties svg:stroke-color="#00a4a6" draw:fill-color="#00a4a6" draw:opacity="20%" draw:textarea-horizontal-align="justify" draw:textarea-vertical-align="middle" draw:auto-grow-height="false" fo:min-height="4.353cm" fo:min-width="2.678cm" loext:decorative="false"/>
    </style:style>
    <style:style style:name="P1" style:family="paragraph">
      <loext:graphic-properties draw:fill-color="#9dba54" draw:opacity="20%"/>
      <style:paragraph-properties fo:text-align="center"/>
    </style:style>
    <style:style style:name="P2" style:family="paragraph">
      <loext:graphic-properties draw:fill-color="#00a4a6" draw:opacity="2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loext:opacity="100%" fo:font-size="5pt" style:font-size-asian="5pt" style:font-size-complex="5pt"/>
    </style:style>
    <style:style style:name="P6" style:family="paragraph">
      <style:paragraph-properties fo:text-align="center"/>
      <style:text-properties fo:color="#ffffff" loext:opacity="100%" fo:font-size="5pt" style:font-size-asian="5pt" style:font-size-complex="5pt"/>
    </style:style>
    <style:style style:name="P7" style:family="paragraph">
      <style:text-properties fo:color="#8c4fff" loext:opacity="100%" fo:font-size="12pt"/>
    </style:style>
    <style:style style:name="P8" style:family="paragraph">
      <loext:graphic-properties draw:fill="none" draw:fill-color="#ffffff"/>
      <style:text-properties fo:color="#8c4fff" loext:opacity="100%" fo:font-size="12pt"/>
    </style:style>
    <style:style style:name="P9" style:family="paragraph">
      <style:text-properties fo:color="#242f3e" loext:opacity="100%" fo:font-size="12pt"/>
    </style:style>
    <style:style style:name="P10" style:family="paragraph">
      <loext:graphic-properties draw:fill="none" draw:fill-color="#ffffff"/>
      <style:text-properties fo:color="#242f3e" loext:opacity="100%" fo:font-size="12pt"/>
    </style:style>
    <style:style style:name="P11" style:family="paragraph">
      <style:text-properties fo:color="#00a4a6" loext:opacity="100%" fo:font-size="12pt"/>
    </style:style>
    <style:style style:name="P12" style:family="paragraph">
      <loext:graphic-properties draw:fill="none" draw:fill-color="#ffffff"/>
      <style:text-properties fo:color="#00a4a6" loext:opacity="100%" fo:font-size="12pt"/>
    </style:style>
    <style:style style:name="P13" style:family="paragraph">
      <style:text-properties fo:color="#3465a4" loext:opacity="100%" fo:font-size="10pt" style:font-size-asian="10pt" style:font-size-complex="10pt"/>
    </style:style>
    <style:style style:name="P14" style:family="paragraph">
      <loext:graphic-properties draw:fill="none" draw:fill-color="#ffffff"/>
      <style:text-properties fo:color="#3465a4" loext:opacity="100%" fo:font-size="10pt" style:font-size-asian="10pt" style:font-size-complex="10pt"/>
    </style:style>
    <style:style style:name="P15" style:family="paragraph">
      <style:text-properties fo:color="#8c4fff" loext:opacity="100%" fo:font-size="12pt" style:font-size-asian="12pt" style:font-size-complex="12pt"/>
    </style:style>
    <style:style style:name="P16" style:family="paragraph">
      <loext:graphic-properties draw:fill="none" draw:fill-color="#ffffff"/>
      <style:text-properties fo:color="#8c4fff" loext:opacity="100%" fo:font-size="12pt" style:font-size-asian="12pt" style:font-size-complex="12pt"/>
    </style:style>
    <style:style style:name="P17" style:family="paragraph">
      <style:text-properties fo:color="#00a933" loext:opacity="100%" fo:font-size="12pt"/>
    </style:style>
    <style:style style:name="P18" style:family="paragraph">
      <loext:graphic-properties draw:fill="none" draw:fill-color="#ffffff"/>
      <style:text-properties fo:color="#00a933" loext:opacity="100%" fo:font-size="12pt"/>
    </style:style>
    <style:style style:name="P19" style:family="paragraph">
      <loext:graphic-properties draw:fill="none" draw:fill-color="#ffffff"/>
      <style:text-properties fo:color="#00a4a6" loext:opacity="100%"/>
    </style:style>
    <style:style style:name="P20" style:family="paragraph">
      <style:text-properties fo:color="#9dba54" loext:opacity="100%"/>
    </style:style>
    <style:style style:name="P21" style:family="paragraph">
      <loext:graphic-properties draw:fill="none" draw:fill-color="#ffffff"/>
      <style:text-properties fo:color="#9dba54" loext:opacity="100%"/>
    </style:style>
    <style:style style:name="P22" style:family="paragraph">
      <style:text-properties fo:color="#8c4fff" loext:opacity="100%"/>
    </style:style>
    <style:style style:name="P23" style:family="paragraph">
      <loext:graphic-properties draw:fill="none" draw:fill-color="#ffffff"/>
      <style:text-properties fo:color="#8c4fff" loext:opacity="100%"/>
    </style:style>
    <style:style style:name="T1" style:family="text">
      <style:text-properties fo:color="#ffffff" loext:opacity="100%" fo:font-size="5pt" style:font-size-asian="5pt" style:font-size-complex="5pt"/>
    </style:style>
    <style:style style:name="T2" style:family="text">
      <style:text-properties fo:color="#8c4fff" loext:opacity="100%"/>
    </style:style>
    <style:style style:name="T3" style:family="text">
      <style:text-properties fo:color="#242f3e" loext:opacity="100%"/>
    </style:style>
    <style:style style:name="T4" style:family="text">
      <style:text-properties fo:color="#00a4a6" loext:opacity="100%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8c4fff" loext:opacity="100%" fo:font-size="12pt" style:font-size-asian="12pt" style:font-size-complex="12pt"/>
    </style:style>
    <style:style style:name="T7" style:family="text">
      <style:text-properties fo:color="#00a933" loext:opacity="100%"/>
    </style:style>
    <style:style style:name="T8" style:family="text">
      <style:text-properties fo:color="#00a4a6" loext:opacity="100%" fo:font-size="12pt" style:font-size-asian="12pt" style:font-size-complex="12pt"/>
    </style:style>
    <style:style style:name="T9" style:family="text">
      <style:text-properties fo:color="#9dba54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938cm" svg:height="9.207cm" svg:x="16.874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67cm" svg:height="9.207cm" svg:x="3.857cm" svg:y="5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3" draw:text-style-name="P3" xml:id="id8" draw:id="id8" draw:layer="layout" svg:width="3.809cm" svg:height="4.444cm" svg:x="4.174cm" svg:y="9.256cm" svg:viewBox="0 0 3810 4445" draw:points="340,0 3810,0 3810,4445 0,4445 0,0">
          <text:p/>
        </draw:polygon>
        <draw:polygon draw:style-name="gr4" draw:text-style-name="P3" draw:layer="layout" svg:width="15.239cm" svg:height="25.399cm" draw:transform="rotate (-1.5707963267949) translate (26.717cm 1.635cm)" svg:viewBox="0 0 15240 25400" draw:points="0,25400 15240,25400 15240,0 0,0">
          <text:p/>
        </draw:polygon>
        <draw:polygon draw:style-name="gr5" draw:text-style-name="P3" draw:layer="layout" svg:width="10.794cm" svg:height="8.889cm" draw:transform="rotate (-1.5707963267949) translate (12.429cm 4.493cm)" svg:viewBox="0 0 10795 8890" draw:points="277,8890 10795,8890 10795,0 0,0 0,8890">
          <text:p/>
        </draw:polygon>
        <draw:frame draw:style-name="gr6" draw:text-style-name="P4" draw:layer="layout" svg:width="1.084cm" svg:height="1.084cm" svg:x="3.539cm" svg:y="4.493cm">
          <draw:image xlink:href="Pictures/10000E150000043D0000043D7A1EAD94.svg" xlink:type="simple" xlink:show="embed" xlink:actuate="onLoad" draw:mime-type="image/svg+xml">
            <text:p/>
          </draw:image>
          <draw:image xlink:href="Pictures/100000010000002900000029FF61A361.png" xlink:type="simple" xlink:show="embed" xlink:actuate="onLoad" draw:mime-type="image/png"/>
          <svg:title>Icon-Architecture-Group/32/Virtual-private-cloud-VPC_32</svg:title>
        </draw:frame>
        <draw:frame draw:style-name="gr6" draw:text-style-name="P4" xml:id="id9" draw:id="id9" draw:layer="layout" svg:width="1.295cm" svg:height="1.295cm" svg:x="5.419cm" svg:y="10.526cm">
          <draw:image xlink:href="Pictures/10001C31000005100000051067B78702.svg" xlink:type="simple" xlink:show="embed" xlink:actuate="onLoad" draw:mime-type="image/svg+xml">
            <text:p/>
          </draw:image>
          <draw:image xlink:href="Pictures/100000010000003100000031F42C07F5.png" xlink:type="simple" xlink:show="embed" xlink:actuate="onLoad" draw:mime-type="image/png"/>
          <svg:title>Icon-Resource/Database/Res_Amazon-Aurora-MariaDB-Instance_48</svg:title>
        </draw:frame>
        <draw:frame draw:style-name="gr7" draw:text-style-name="P4" draw:layer="layout" svg:width="0.953cm" svg:height="0.953cm" svg:x="2.269cm" svg:y="2.587cm">
          <draw:image xlink:href="Pictures/100004480000043D0000043DAC95C430.svg" xlink:type="simple" xlink:show="embed" xlink:actuate="onLoad" draw:mime-type="image/svg+xml">
            <text:p text:style-name="P4"><text:s/></text:p>
          </draw:image>
          <draw:image xlink:href="Pictures/100000010000002900000029CCE36C76.png" xlink:type="simple" xlink:show="embed" xlink:actuate="onLoad" draw:mime-type="image/png"/>
          <svg:title>Icon-Architecture-Group/32/Region_32</svg:title>
        </draw:frame>
        <draw:frame draw:style-name="gr8" draw:text-style-name="P6" draw:layer="layout" svg:width="0.953cm" svg:height="0.953cm" svg:x="1.317cm" svg:y="1.635cm">
          <draw:image xlink:href="Pictures/100007CE0000043D0000043D5615E97F.svg" xlink:type="simple" xlink:show="embed" xlink:actuate="onLoad" draw:mime-type="image/svg+xml">
            <text:p text:style-name="P5"><text:span text:style-name="T1"/></text:p>
          </draw:image>
          <draw:image xlink:href="Pictures/1000000100000029000000290A6D2258.png" xlink:type="simple" xlink:show="embed" xlink:actuate="onLoad" draw:mime-type="image/png"/>
          <svg:title>Icon-Architecture-Group/32/AWS-Cloud_32</svg:title>
        </draw:frame>
        <draw:frame draw:style-name="gr9" draw:text-style-name="P8" draw:layer="layout" svg:width="2.627cm" svg:height="0.725cm" svg:x="4.492cm" svg:y="4.493cm">
          <draw:text-box>
            <text:p text:style-name="P7"><text:span text:style-name="T2">VPC-RDS</text:span></text:p>
          </draw:text-box>
        </draw:frame>
        <draw:frame draw:style-name="gr10" draw:text-style-name="P10" draw:layer="layout" svg:width="1.489cm" svg:height="0.725cm" svg:x="2.269cm" svg:y="1.635cm">
          <draw:text-box>
            <text:p text:style-name="P9"><text:span text:style-name="T3">A</text:span><text:span text:style-name="T3">W</text:span><text:span text:style-name="T3">S</text:span></text:p>
          </draw:text-box>
        </draw:frame>
        <draw:polygon draw:style-name="gr11" draw:text-style-name="P3" draw:layer="layout" svg:width="13.651cm" svg:height="23.494cm" draw:transform="rotate (-1.5707963267949) translate (25.764cm 2.588cm)" svg:viewBox="0 0 13652 23495" draw:points="368,23495 13652,23495 13652,0 0,0 0,23495">
          <text:p/>
        </draw:polygon>
        <draw:frame draw:style-name="gr9" draw:text-style-name="P12" draw:layer="layout" svg:width="6.886cm" svg:height="0.725cm" svg:x="3.321cm" svg:y="2.588cm">
          <draw:text-box>
            <text:p text:style-name="P11"><text:span text:style-name="T4">R</text:span><text:span text:style-name="T4">e</text:span><text:span text:style-name="T4">g</text:span><text:span text:style-name="T4">i</text:span><text:span text:style-name="T4">o</text:span><text:span text:style-name="T4">n</text:span><text:span text:style-name="T4"> </text:span><text:span text:style-name="T4">|</text:span><text:span text:style-name="T4"> </text:span><text:span text:style-name="T4">u</text:span><text:span text:style-name="T4">s</text:span><text:span text:style-name="T4">-</text:span><text:span text:style-name="T4">e</text:span><text:span text:style-name="T4">a</text:span><text:span text:style-name="T4">s</text:span><text:span text:style-name="T4">t</text:span><text:span text:style-name="T4">-</text:span><text:span text:style-name="T4">1</text:span><text:span text:style-name="T4"> </text:span><text:span text:style-name="T4">|</text:span><text:span text:style-name="T4"> </text:span><text:span text:style-name="T4">N</text:span><text:span text:style-name="T4">.</text:span><text:span text:style-name="T4"> </text:span><text:span text:style-name="T4">V</text:span><text:span text:style-name="T4">i</text:span><text:span text:style-name="T4">r</text:span><text:span text:style-name="T4">g</text:span><text:span text:style-name="T4">i</text:span><text:span text:style-name="T4">n</text:span><text:span text:style-name="T4">i</text:span><text:span text:style-name="T4">a</text:span></text:p>
          </draw:text-box>
        </draw:frame>
        <draw:polygon draw:style-name="gr12" draw:text-style-name="P3" draw:layer="layout" svg:width="6.667cm" svg:height="7.619cm" svg:x="17.509cm" svg:y="7.033cm" svg:viewBox="0 0 6668 7620" draw:points="595,0 6668,0 6668,7620 0,7620 0,0">
          <text:p/>
        </draw:polygon>
        <draw:frame draw:style-name="gr6" draw:text-style-name="P4" draw:layer="layout" svg:width="0.952cm" svg:height="0.952cm" svg:x="17.51cm" svg:y="7.033cm">
          <draw:image xlink:href="Pictures/10000A060000085F0000085F05C1E2EA.svg" xlink:type="simple" xlink:show="embed" xlink:actuate="onLoad" draw:mime-type="image/svg+xml">
            <text:p/>
          </draw:image>
          <draw:image xlink:href="Pictures/1000000100000051000000515040890C.png" xlink:type="simple" xlink:show="embed" xlink:actuate="onLoad" draw:mime-type="image/png"/>
          <svg:title>Icon-Architecture/64/Arch_Amazon-Elastic-Kubernetes-Service_64</svg:title>
        </draw:frame>
        <draw:frame draw:style-name="gr13" draw:text-style-name="P4" xml:id="id4" draw:id="id4" draw:layer="layout" svg:width="1.295cm" svg:height="1.295cm" svg:x="18.119cm" svg:y="10.818cm">
          <draw:image xlink:href="Pictures/10000A2600000510000005107F6CE094.svg" xlink:type="simple" xlink:show="embed" xlink:actuate="onLoad" draw:mime-type="image/svg+xml">
            <text:p/>
          </draw:image>
          <draw:image xlink:href="Pictures/100000010000003100000031803DC015.png" xlink:type="simple" xlink:show="embed" xlink:actuate="onLoad" draw:mime-type="image/png"/>
          <svg:title>Icon-Resource/Containers/Res_Amazon-Elastic-Container-Service_ECS-Service-Connect_48</svg:title>
        </draw:frame>
        <draw:frame draw:style-name="gr14" draw:text-style-name="P14" draw:layer="layout" svg:width="3.321cm" svg:height="0.725cm" svg:x="4.174cm" svg:y="12.975cm">
          <draw:text-box>
            <text:p text:style-name="P13"><text:span text:style-name="T5">Security Group</text:span></text:p>
          </draw:text-box>
        </draw:frame>
        <draw:frame draw:style-name="gr6" draw:text-style-name="P4" xml:id="id7" draw:id="id7" draw:layer="layout" svg:width="1.295cm" svg:height="1.295cm" svg:x="26.057cm" svg:y="7.668cm">
          <draw:image xlink:href="Pictures/100008130000051000000510CAC1D575.svg" xlink:type="simple" xlink:show="embed" xlink:actuate="onLoad" draw:mime-type="image/svg+xml">
            <text:p/>
          </draw:image>
          <draw:image xlink:href="Pictures/100000010000003100000031CD379F34.png" xlink:type="simple" xlink:show="embed" xlink:actuate="onLoad" draw:mime-type="image/png"/>
          <svg:title>Icon-Resource/Networking-and-Content-Delivery/Res_Amazon-VPC_Internet-Gateway_48</svg:title>
        </draw:frame>
        <draw:frame draw:style-name="gr6" draw:text-style-name="P4" xml:id="id3" draw:id="id3" draw:layer="layout" svg:width="1.295cm" svg:height="1.295cm" svg:x="15.579cm" svg:y="10.818cm">
          <draw:image xlink:href="Pictures/1000367F0000051000000510B589C555.svg" xlink:type="simple" xlink:show="embed" xlink:actuate="onLoad" draw:mime-type="image/svg+xml">
            <text:p/>
          </draw:image>
          <draw:image xlink:href="Pictures/100000010000003100000031135DF988.png" xlink:type="simple" xlink:show="embed" xlink:actuate="onLoad" draw:mime-type="image/png"/>
          <svg:title>Icon-Resource/Networking-and-Content-Delivery/Res_Amazon-Route-53_Route-Table_48</svg:title>
        </draw:frame>
        <draw:frame draw:style-name="gr6" draw:text-style-name="P4" xml:id="id2" draw:id="id2" draw:layer="layout" svg:width="1.295cm" svg:height="1.295cm" svg:x="10.842cm" svg:y="10.818cm">
          <draw:image xlink:href="Pictures/1000367F0000051000000510B589C555.svg" xlink:type="simple" xlink:show="embed" xlink:actuate="onLoad" draw:mime-type="image/svg+xml">
            <text:p/>
          </draw:image>
          <draw:image xlink:href="Pictures/100000010000003100000031135DF988.png" xlink:type="simple" xlink:show="embed" xlink:actuate="onLoad" draw:mime-type="image/png"/>
          <svg:title>Icon-Resource/Networking-and-Content-Delivery/Res_Amazon-Route-53_Route-Table_48</svg:title>
        </draw:frame>
        <draw:frame draw:style-name="gr6" draw:text-style-name="P4" xml:id="id1" draw:id="id1" draw:layer="layout" svg:width="1.587cm" svg:height="1.587cm" svg:x="13.065cm" svg:y="7.668cm">
          <draw:image xlink:href="Pictures/10000D440000051000000510410A9DE2.svg" xlink:type="simple" xlink:show="embed" xlink:actuate="onLoad" draw:mime-type="image/svg+xml">
            <text:p/>
          </draw:image>
          <draw:image xlink:href="Pictures/1000000100000031000000316E9531BF.png" xlink:type="simple" xlink:show="embed" xlink:actuate="onLoad" draw:mime-type="image/png"/>
          <svg:title>Icon-Resource/Networking-and-Content-Delivery/Res_Amazon-VPC_Peering-Connection_48</svg:title>
        </draw:frame>
        <draw:polygon draw:style-name="gr5" draw:text-style-name="P3" draw:layer="layout" svg:width="10.794cm" svg:height="9.841cm" draw:transform="rotate (-1.5707963267949) translate (25.129cm 4.493cm)" svg:viewBox="0 0 10795 9842" draw:points="277,9842 10795,9842 10795,0 0,0 0,9842">
          <text:p/>
        </draw:polygon>
        <draw:frame draw:style-name="gr6" draw:text-style-name="P4" draw:layer="layout" svg:width="1.084cm" svg:height="1.084cm" svg:x="15.287cm" svg:y="4.493cm">
          <draw:image xlink:href="Pictures/10000E150000043D0000043D7A1EAD94.svg" xlink:type="simple" xlink:show="embed" xlink:actuate="onLoad" draw:mime-type="image/svg+xml">
            <text:p/>
          </draw:image>
          <draw:image xlink:href="Pictures/100000010000002900000029FF61A361.png" xlink:type="simple" xlink:show="embed" xlink:actuate="onLoad" draw:mime-type="image/png"/>
          <svg:title>Icon-Architecture-Group/32/Virtual-private-cloud-VPC_32</svg:title>
        </draw:frame>
        <draw:connector draw:style-name="gr15" draw:text-style-name="P3" draw:layer="layout" draw:type="lines" svg:x1="13.065cm" svg:y1="8.461cm" svg:x2="11.489cm" svg:y2="10.818cm" draw:start-shape="id1" draw:start-glue-point="3" draw:end-shape="id2" draw:end-glue-point="0" svg:d="M13065 8461h-500l-1076 1857v500" svg:viewBox="0 0 1577 2358">
          <text:p/>
        </draw:connector>
        <draw:connector draw:style-name="gr15" draw:text-style-name="P3" draw:layer="layout" draw:type="lines" svg:x1="16.226cm" svg:y1="10.818cm" svg:x2="14.652cm" svg:y2="8.461cm" draw:start-shape="id3" draw:start-glue-point="0" draw:end-shape="id1" draw:end-glue-point="1" svg:d="M16226 10818v-500l-1074-1857h-500" svg:viewBox="0 0 1575 2358">
          <text:p/>
        </draw:connector>
        <draw:frame draw:style-name="gr16" draw:text-style-name="P16" draw:layer="layout" svg:width="2.949cm" svg:height="0.725cm" svg:x="12.429cm" svg:y="9.165cm">
          <draw:text-box>
            <text:p text:style-name="P15"><text:span text:style-name="T6">V</text:span><text:span text:style-name="T6">P</text:span><text:span text:style-name="T6">C</text:span><text:span text:style-name="T6"> </text:span><text:span text:style-name="T6">P</text:span><text:span text:style-name="T6">e</text:span><text:span text:style-name="T6">e</text:span><text:span text:style-name="T6">r</text:span><text:span text:style-name="T6">i</text:span><text:span text:style-name="T6">n</text:span><text:span text:style-name="T6">g</text:span></text:p>
          </draw:text-box>
        </draw:frame>
        <draw:frame draw:style-name="gr17" draw:text-style-name="P8" draw:layer="layout" svg:width="2.627cm" svg:height="0.725cm" svg:x="16.239cm" svg:y="4.493cm">
          <draw:text-box>
            <text:p text:style-name="P7"><text:span text:style-name="T2">V</text:span><text:span text:style-name="T2">P</text:span><text:span text:style-name="T2">C</text:span><text:span text:style-name="T2">-</text:span><text:span text:style-name="T2">E</text:span><text:span text:style-name="T2">K</text:span><text:span text:style-name="T2">S</text:span></text:p>
          </draw:text-box>
        </draw:frame>
        <draw:frame draw:style-name="gr6" draw:text-style-name="P4" xml:id="id5" draw:id="id5" draw:layer="layout" svg:width="1.295cm" svg:height="1.295cm" svg:x="21.319cm" svg:y="10.818cm">
          <draw:image xlink:href="Pictures/100007ED0000051000000510CE9E5F1C.svg" xlink:type="simple" xlink:show="embed" xlink:actuate="onLoad" draw:mime-type="image/svg+xml">
            <text:p/>
          </draw:image>
          <draw:image xlink:href="Pictures/100000010000003100000031747092E6.png" xlink:type="simple" xlink:show="embed" xlink:actuate="onLoad" draw:mime-type="image/png"/>
          <svg:title>Icon-Resource/Containers/Res_Amazon-Elastic-Container-Service_Container-3_48</svg:title>
        </draw:frame>
        <draw:polygon draw:style-name="gr18" draw:text-style-name="P3" draw:layer="layout" svg:width="12.382cm" svg:height="22.224cm" draw:transform="rotate (-1.5707963267949) translate (25.447cm 3.54cm)" svg:viewBox="0 0 12383 22225" draw:points="0,22225 12383,22225 12383,0 0,0">
          <text:p/>
        </draw:polygon>
        <draw:frame draw:style-name="gr9" draw:text-style-name="P18" draw:layer="layout" svg:width="6.886cm" svg:height="0.725cm" svg:x="3.222cm" svg:y="3.54cm">
          <draw:text-box>
            <text:p text:style-name="P17"><text:span text:style-name="T7">Availability Zone | us-east-1b</text:span></text:p>
          </draw:text-box>
        </draw:frame>
        <draw:frame draw:style-name="gr19" draw:text-style-name="P4" draw:layer="layout" svg:width="0.635cm" svg:height="0.635cm" svg:x="3.857cm" svg:y="5.763cm">
          <draw:image xlink:href="Pictures/100005AE0000043D0000043D235162CD.svg" xlink:type="simple" xlink:show="embed" xlink:actuate="onLoad" draw:mime-type="image/svg+xml">
            <text:p/>
          </draw:image>
          <draw:image xlink:href="Pictures/100000010000002900000029EBEE3345.png" xlink:type="simple" xlink:show="embed" xlink:actuate="onLoad" draw:mime-type="image/png"/>
          <svg:title>Icon-Architecture-Group/32/Private-subnet_32</svg:title>
        </draw:frame>
        <draw:connector draw:style-name="gr15" draw:text-style-name="P3" draw:layer="layout" draw:type="lines" svg:x1="18.119cm" svg:y1="11.465cm" svg:x2="16.874cm" svg:y2="11.465cm" draw:start-shape="id4" draw:start-glue-point="3" draw:end-shape="id3" draw:end-glue-point="1" svg:d="M18119 11465h-500-245-500" svg:viewBox="0 0 1246 1">
          <text:p/>
        </draw:connector>
        <draw:connector draw:style-name="gr15" draw:text-style-name="P3" draw:layer="layout" draw:type="lines" svg:x1="19.414cm" svg:y1="11.465cm" svg:x2="21.319cm" svg:y2="11.465cm" draw:start-shape="id4" draw:end-shape="id5" draw:end-glue-point="3" svg:d="M19414 11465h500 905 500" svg:viewBox="0 0 1906 1">
          <text:p/>
        </draw:connector>
        <draw:frame draw:style-name="gr6" draw:text-style-name="P4" xml:id="id6" draw:id="id6" draw:layer="layout" svg:width="1.295cm" svg:height="1.295cm" svg:x="21.294cm" svg:y="7.668cm">
          <draw:image xlink:href="Pictures/10000A2600000510000005107F6CE094.svg" xlink:type="simple" xlink:show="embed" xlink:actuate="onLoad" draw:mime-type="image/svg+xml">
            <text:p/>
          </draw:image>
          <draw:image xlink:href="Pictures/100000010000003100000031803DC015.png" xlink:type="simple" xlink:show="embed" xlink:actuate="onLoad" draw:mime-type="image/png"/>
          <svg:title>Icon-Resource/Containers/Res_Amazon-Elastic-Container-Service_ECS-Service-Connect_48</svg:title>
        </draw:frame>
        <draw:connector draw:style-name="gr15" draw:text-style-name="P3" draw:layer="layout" draw:type="lines" svg:x1="21.966cm" svg:y1="10.818cm" svg:x2="21.941cm" svg:y2="8.963cm" draw:start-shape="id5" draw:start-glue-point="0" draw:end-shape="id6" draw:end-glue-point="2" svg:d="M21966 10818v-500l-25-855v-500" svg:viewBox="0 0 26 1856">
          <text:p/>
        </draw:connector>
        <draw:connector draw:style-name="gr15" draw:text-style-name="P3" draw:layer="layout" draw:type="lines" svg:x1="22.589cm" svg:y1="8.315cm" svg:x2="26.057cm" svg:y2="8.315cm" draw:start-shape="id6" draw:start-glue-point="1" draw:end-shape="id7" draw:end-glue-point="3" svg:d="M22589 8315h500 2468 500" svg:viewBox="0 0 3469 1">
          <text:p/>
        </draw:connector>
        <draw:frame draw:style-name="gr6" draw:text-style-name="P4" draw:layer="layout" svg:width="0.635cm" svg:height="0.635cm" svg:x="16.874cm" svg:y="5.763cm">
          <draw:image xlink:href="Pictures/100005AC0000043D0000043D58D8EFFC.svg" xlink:type="simple" xlink:show="embed" xlink:actuate="onLoad" draw:mime-type="image/svg+xml">
            <text:p/>
          </draw:image>
          <draw:image xlink:href="Pictures/1000000100000029000000298D0668DE.png" xlink:type="simple" xlink:show="embed" xlink:actuate="onLoad" draw:mime-type="image/png"/>
          <svg:title>Icon-Architecture-Group/32/Public-subnet_32</svg:title>
        </draw:frame>
        <draw:connector draw:style-name="gr15" draw:text-style-name="P3" draw:layer="layout" draw:type="lines" svg:x1="7.984cm" svg:y1="11.478cm" svg:x2="10.842cm" svg:y2="11.465cm" draw:start-shape="id8" draw:start-glue-point="1" draw:end-shape="id2" draw:end-glue-point="3" svg:d="M7984 11478h501l1857-13h500" svg:viewBox="0 0 2859 14">
          <text:p/>
        </draw:connector>
        <draw:frame draw:style-name="gr20" draw:text-style-name="P19" draw:layer="layout" svg:width="3.499cm" svg:height="0.725cm" svg:x="4.492cm" svg:y="5.763cm">
          <draw:text-box>
            <text:p><text:span text:style-name="T8">Private Subnet</text:span></text:p>
          </draw:text-box>
        </draw:frame>
        <draw:frame draw:style-name="gr9" draw:text-style-name="P21" draw:layer="layout" svg:width="3.245cm" svg:height="0.725cm" svg:x="17.509cm" svg:y="5.763cm">
          <draw:text-box>
            <text:p text:style-name="P20"><text:span text:style-name="T9">Public subnet</text:span></text:p>
          </draw:text-box>
        </draw:frame>
        <draw:frame draw:style-name="gr6" draw:text-style-name="P4" xml:id="id10" draw:id="id10" draw:layer="layout" svg:width="1.295cm" svg:height="1.295cm" svg:x="13.039cm" svg:y="4.175cm">
          <draw:image xlink:href="Pictures/1000066D00000510000005103062718B.svg" xlink:type="simple" xlink:show="embed" xlink:actuate="onLoad" draw:mime-type="image/svg+xml">
            <text:p/>
          </draw:image>
          <draw:image xlink:href="Pictures/100000010000003100000031023148D3.png" xlink:type="simple" xlink:show="embed" xlink:actuate="onLoad" draw:mime-type="image/png"/>
          <svg:title>Icon-Resource/Analytics/Res_Amazon-OpenSearch-Service_OpenSearch-Dashboards_48</svg:title>
        </draw:frame>
        <draw:connector draw:style-name="gr15" draw:text-style-name="P3" draw:layer="layout" draw:type="lines" draw:line-skew="-2.676cm 0.745cm" svg:x1="6.066cm" svg:y1="10.526cm" svg:x2="13.686cm" svg:y2="5.47cm" draw:start-shape="id9" draw:start-glue-point="0" draw:end-shape="id10" draw:end-glue-point="2" svg:d="M6066 10526v-3176l7620-635v-1245" svg:viewBox="0 0 7621 5057">
          <text:p/>
        </draw:connector>
        <draw:frame draw:style-name="gr16" draw:text-style-name="P23" draw:layer="layout" svg:width="2.547cm" svg:height="0.725cm" svg:x="12.429cm" svg:y="3.73cm">
          <draw:text-box>
            <text:p text:style-name="P22"><text:span text:style-name="T6">QuickSight</text:span></text:p>
          </draw:text-box>
        </draw:frame>
        <draw:frame draw:style-name="gr6" draw:text-style-name="P4" xml:id="id11" draw:id="id11" draw:layer="layout" svg:width="1.295cm" svg:height="1.295cm" svg:x="27.327cm" svg:y="6.398cm">
          <draw:image xlink:href="Pictures/10000BAA000005100000051080E9A9FE.svg" xlink:type="simple" xlink:show="embed" xlink:actuate="onLoad" draw:mime-type="image/svg+xml">
            <text:p/>
          </draw:image>
          <draw:image xlink:href="Pictures/100000010000003100000031B90E1D57.png" xlink:type="simple" xlink:show="embed" xlink:actuate="onLoad" draw:mime-type="image/png"/>
          <svg:title>Icon-Resource/General-Resource/Res_Internet-alt2_48_Light</svg:title>
        </draw:frame>
        <draw:connector draw:style-name="gr15" draw:text-style-name="P3" draw:layer="layout" draw:type="lines" svg:x1="27.352cm" svg:y1="8.315cm" svg:x2="27.974cm" svg:y2="7.693cm" draw:start-shape="id7" draw:start-glue-point="1" draw:end-shape="id11" draw:end-glue-point="2" svg:d="M27352 8315h500l122-122v-500" svg:viewBox="0 0 623 623">
          <text:p/>
        </draw:connector>
      </draw:page>
      <draw:page draw:name="page2" draw:style-name="dp1" draw:master-page-name="Default">
        <draw:g draw:style-name="gr21">
          <draw:custom-shape draw:style-name="gr22" draw:text-style-name="P1" draw:layer="layout" svg:width="3.785cm" svg:height="4.603cm" svg:x="9.051cm" svg:y="3.3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" draw:layer="layout" svg:width="3.178cm" svg:height="4.603cm" svg:x="2.846cm" svg:y="3.3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" draw:text-style-name="P3" xml:id="id19" draw:id="id19" draw:layer="layout" svg:width="1.815cm" svg:height="2.221cm" svg:x="2.997cm" svg:y="5.128cm" svg:viewBox="0 0 1816 2222" draw:points="162,0 1816,0 1816,2222 0,2222 0,0">
            <text:p/>
          </draw:polygon>
          <draw:polygon draw:style-name="gr4" draw:text-style-name="P3" draw:layer="layout" svg:width="7.619cm" svg:height="12.108cm" draw:transform="rotate (-1.5707963267949) translate (13.7438372093023cm 1.317cm)" svg:viewBox="0 0 7620 12109" draw:points="0,12109 7620,12109 7620,0 0,0">
            <text:p/>
          </draw:polygon>
          <draw:polygon draw:style-name="gr5" draw:text-style-name="P3" draw:layer="layout" svg:width="5.397cm" svg:height="4.237cm" draw:transform="rotate (-1.5707963267949) translate (6.93237791613258cm 2.746cm)" svg:viewBox="0 0 5398 4238" draw:points="139,4238 5398,4238 5398,0 0,0 0,4238">
            <text:p/>
          </draw:polygon>
          <draw:frame draw:style-name="gr6" draw:text-style-name="P4" draw:layer="layout" svg:width="0.517cm" svg:height="0.542cm" svg:x="2.694cm" svg:y="2.746cm">
            <draw:image xlink:href="Pictures/10000E150000043D0000043D7A1EAD94.svg" xlink:type="simple" xlink:show="embed" xlink:actuate="onLoad" draw:mime-type="image/svg+xml">
              <text:p/>
            </draw:image>
            <draw:image xlink:href="Pictures/100000010000002900000029FF61A361.png" xlink:type="simple" xlink:show="embed" xlink:actuate="onLoad" draw:mime-type="image/png"/>
            <svg:title>Icon-Architecture-Group/32/Virtual-private-cloud-VPC_32</svg:title>
          </draw:frame>
          <draw:frame draw:style-name="gr6" draw:text-style-name="P4" xml:id="id20" draw:id="id20" draw:layer="layout" svg:width="0.617cm" svg:height="0.648cm" svg:x="3.591cm" svg:y="5.762cm">
            <draw:image xlink:href="Pictures/10001C31000005100000051067B78702.svg" xlink:type="simple" xlink:show="embed" xlink:actuate="onLoad" draw:mime-type="image/svg+xml">
              <text:p/>
            </draw:image>
            <draw:image xlink:href="Pictures/100000010000003100000031F42C07F5.png" xlink:type="simple" xlink:show="embed" xlink:actuate="onLoad" draw:mime-type="image/png"/>
            <svg:title>Icon-Resource/Database/Res_Amazon-Aurora-MariaDB-Instance_48</svg:title>
          </draw:frame>
          <draw:frame draw:style-name="gr7" draw:text-style-name="P4" draw:layer="layout" svg:width="0.455cm" svg:height="0.477cm" svg:x="2.088cm" svg:y="1.793cm">
            <draw:image xlink:href="Pictures/100004480000043D0000043DAC95C430.svg" xlink:type="simple" xlink:show="embed" xlink:actuate="onLoad" draw:mime-type="image/svg+xml">
              <text:p text:style-name="P4"><text:s/></text:p>
            </draw:image>
            <draw:image xlink:href="Pictures/100000010000002900000029CCE36C76.png" xlink:type="simple" xlink:show="embed" xlink:actuate="onLoad" draw:mime-type="image/png"/>
            <svg:title>Icon-Architecture-Group/32/Region_32</svg:title>
          </draw:frame>
          <draw:frame draw:style-name="gr8" draw:text-style-name="P6" draw:layer="layout" svg:width="0.455cm" svg:height="0.477cm" svg:x="1.635cm" svg:y="1.317cm">
            <draw:image xlink:href="Pictures/100007CE0000043D0000043D5615E97F.svg" xlink:type="simple" xlink:show="embed" xlink:actuate="onLoad" draw:mime-type="image/svg+xml">
              <text:p/>
            </draw:image>
            <draw:image xlink:href="Pictures/1000000100000029000000290A6D2258.png" xlink:type="simple" xlink:show="embed" xlink:actuate="onLoad" draw:mime-type="image/png"/>
            <svg:title>Icon-Architecture-Group/32/AWS-Cloud_32</svg:title>
          </draw:frame>
          <draw:polygon draw:style-name="gr11" draw:text-style-name="P3" draw:layer="layout" svg:width="6.825cm" svg:height="11.2cm" draw:transform="rotate (-1.5707963267949) translate (13.2895174510163cm 1.7935cm)" svg:viewBox="0 0 6826 11201" draw:points="184,11201 6826,11201 6826,0 0,0 0,11201">
            <text:p/>
          </draw:polygon>
          <draw:polygon draw:style-name="gr12" draw:text-style-name="P3" draw:layer="layout" svg:width="3.178cm" svg:height="3.809cm" svg:x="9.354cm" svg:y="4.016cm" svg:viewBox="0 0 3179 3810" draw:points="284,0 3179,0 3179,3810 0,3810 0,0">
            <text:p/>
          </draw:polygon>
          <draw:frame draw:style-name="gr6" draw:text-style-name="P4" draw:layer="layout" svg:width="0.453cm" svg:height="0.476cm" svg:x="9.355cm" svg:y="4.016cm">
            <draw:image xlink:href="Pictures/10000A060000085F0000085F05C1E2EA.svg" xlink:type="simple" xlink:show="embed" xlink:actuate="onLoad" draw:mime-type="image/svg+xml">
              <text:p/>
            </draw:image>
            <draw:image xlink:href="Pictures/1000000100000051000000515040890C.png" xlink:type="simple" xlink:show="embed" xlink:actuate="onLoad" draw:mime-type="image/png"/>
            <svg:title>Icon-Architecture/64/Arch_Amazon-Elastic-Kubernetes-Service_64</svg:title>
          </draw:frame>
          <draw:frame draw:style-name="gr13" draw:text-style-name="P4" xml:id="id15" draw:id="id15" draw:layer="layout" svg:width="0.618cm" svg:height="0.647cm" svg:x="9.645cm" svg:y="5.909cm">
            <draw:image xlink:href="Pictures/10000A2600000510000005107F6CE094.svg" xlink:type="simple" xlink:show="embed" xlink:actuate="onLoad" draw:mime-type="image/svg+xml">
              <text:p/>
            </draw:image>
            <draw:image xlink:href="Pictures/100000010000003100000031803DC015.png" xlink:type="simple" xlink:show="embed" xlink:actuate="onLoad" draw:mime-type="image/png"/>
            <svg:title>Icon-Resource/Containers/Res_Amazon-Elastic-Container-Service_ECS-Service-Connect_48</svg:title>
          </draw:frame>
          <draw:frame draw:style-name="gr6" draw:text-style-name="P4" xml:id="id18" draw:id="id18" draw:layer="layout" svg:width="0.618cm" svg:height="0.648cm" svg:x="13.429cm" svg:y="4.334cm">
            <draw:image xlink:href="Pictures/100008130000051000000510CAC1D575.svg" xlink:type="simple" xlink:show="embed" xlink:actuate="onLoad" draw:mime-type="image/svg+xml">
              <text:p/>
            </draw:image>
            <draw:image xlink:href="Pictures/100000010000003100000031CD379F34.png" xlink:type="simple" xlink:show="embed" xlink:actuate="onLoad" draw:mime-type="image/png"/>
            <svg:title>Icon-Resource/Networking-and-Content-Delivery/Res_Amazon-VPC_Internet-Gateway_48</svg:title>
          </draw:frame>
          <draw:frame draw:style-name="gr6" draw:text-style-name="P4" xml:id="id14" draw:id="id14" draw:layer="layout" svg:width="0.617cm" svg:height="0.647cm" svg:x="8.434cm" svg:y="5.909cm">
            <draw:image xlink:href="Pictures/1000367F0000051000000510B589C555.svg" xlink:type="simple" xlink:show="embed" xlink:actuate="onLoad" draw:mime-type="image/svg+xml">
              <text:p/>
            </draw:image>
            <draw:image xlink:href="Pictures/100000010000003100000031135DF988.png" xlink:type="simple" xlink:show="embed" xlink:actuate="onLoad" draw:mime-type="image/png"/>
            <svg:title>Icon-Resource/Networking-and-Content-Delivery/Res_Amazon-Route-53_Route-Table_48</svg:title>
          </draw:frame>
          <draw:frame draw:style-name="gr6" draw:text-style-name="P4" xml:id="id13" draw:id="id13" draw:layer="layout" svg:width="0.618cm" svg:height="0.647cm" svg:x="6.176cm" svg:y="5.909cm">
            <draw:image xlink:href="Pictures/1000367F0000051000000510B589C555.svg" xlink:type="simple" xlink:show="embed" xlink:actuate="onLoad" draw:mime-type="image/svg+xml">
              <text:p/>
            </draw:image>
            <draw:image xlink:href="Pictures/100000010000003100000031135DF988.png" xlink:type="simple" xlink:show="embed" xlink:actuate="onLoad" draw:mime-type="image/png"/>
            <svg:title>Icon-Resource/Networking-and-Content-Delivery/Res_Amazon-Route-53_Route-Table_48</svg:title>
          </draw:frame>
          <draw:frame draw:style-name="gr6" draw:text-style-name="P4" xml:id="id12" draw:id="id12" draw:layer="layout" svg:width="0.756cm" svg:height="0.793cm" svg:x="7.236cm" svg:y="4.334cm">
            <draw:image xlink:href="Pictures/10000D440000051000000510410A9DE2.svg" xlink:type="simple" xlink:show="embed" xlink:actuate="onLoad" draw:mime-type="image/svg+xml">
              <text:p/>
            </draw:image>
            <draw:image xlink:href="Pictures/1000000100000031000000316E9531BF.png" xlink:type="simple" xlink:show="embed" xlink:actuate="onLoad" draw:mime-type="image/png"/>
            <svg:title>Icon-Resource/Networking-and-Content-Delivery/Res_Amazon-VPC_Peering-Connection_48</svg:title>
          </draw:frame>
          <draw:polygon draw:style-name="gr5" draw:text-style-name="P3" draw:layer="layout" svg:width="5.397cm" svg:height="4.691cm" draw:transform="rotate (-1.5707963267949) translate (12.9867965207837cm 2.746cm)" svg:viewBox="0 0 5398 4692" draw:points="139,4692 5398,4692 5398,0 0,0 0,4692">
            <text:p/>
          </draw:polygon>
          <draw:frame draw:style-name="gr6" draw:text-style-name="P4" draw:layer="layout" svg:width="0.517cm" svg:height="0.542cm" svg:x="8.295cm" svg:y="2.746cm">
            <draw:image xlink:href="Pictures/10000E150000043D0000043D7A1EAD94.svg" xlink:type="simple" xlink:show="embed" xlink:actuate="onLoad" draw:mime-type="image/svg+xml">
              <text:p/>
            </draw:image>
            <draw:image xlink:href="Pictures/100000010000002900000029FF61A361.png" xlink:type="simple" xlink:show="embed" xlink:actuate="onLoad" draw:mime-type="image/png"/>
            <svg:title>Icon-Architecture-Group/32/Virtual-private-cloud-VPC_32</svg:title>
          </draw:frame>
          <draw:connector draw:style-name="gr15" draw:text-style-name="P3" draw:layer="layout" draw:type="lines" svg:x1="7.236cm" svg:y1="4.73cm" svg:x2="6.485cm" svg:y2="5.909cm" draw:start-shape="id12" draw:start-glue-point="3" draw:end-shape="id13" draw:end-glue-point="0" svg:d="M7236 4730h-500l-251 679v500" svg:viewBox="0 0 752 1180">
            <text:p/>
          </draw:connector>
          <draw:connector draw:style-name="gr15" draw:text-style-name="P3" draw:layer="layout" draw:type="lines" svg:x1="8.742cm" svg:y1="5.909cm" svg:x2="7.992cm" svg:y2="4.73cm" draw:start-shape="id14" draw:start-glue-point="0" draw:end-shape="id12" draw:end-glue-point="1" svg:d="M8742 5909v-500l-250-679h-500" svg:viewBox="0 0 751 1180">
            <text:p/>
          </draw:connector>
          <draw:frame draw:style-name="gr6" draw:text-style-name="P4" xml:id="id16" draw:id="id16" draw:layer="layout" svg:width="0.617cm" svg:height="0.647cm" svg:x="11.171cm" svg:y="5.909cm">
            <draw:image xlink:href="Pictures/100007ED0000051000000510CE9E5F1C.svg" xlink:type="simple" xlink:show="embed" xlink:actuate="onLoad" draw:mime-type="image/svg+xml">
              <text:p/>
            </draw:image>
            <draw:image xlink:href="Pictures/100000010000003100000031747092E6.png" xlink:type="simple" xlink:show="embed" xlink:actuate="onLoad" draw:mime-type="image/png"/>
            <svg:title>Icon-Resource/Containers/Res_Amazon-Elastic-Container-Service_Container-3_48</svg:title>
          </draw:frame>
          <draw:polygon draw:style-name="gr18" draw:text-style-name="P3" draw:layer="layout" svg:width="6.191cm" svg:height="10.594cm" draw:transform="rotate (-1.5707963267949) translate (13.1383953488372cm 2.2695cm)" svg:viewBox="0 0 6192 10595" draw:points="0,10595 6192,10595 6192,0 0,0">
            <text:p/>
          </draw:polygon>
          <draw:frame draw:style-name="gr19" draw:text-style-name="P4" draw:layer="layout" svg:width="0.302cm" svg:height="0.317cm" svg:x="2.846cm" svg:y="3.381cm">
            <draw:image xlink:href="Pictures/100005AE0000043D0000043D235162CD.svg" xlink:type="simple" xlink:show="embed" xlink:actuate="onLoad" draw:mime-type="image/svg+xml">
              <text:p/>
            </draw:image>
            <draw:image xlink:href="Pictures/100000010000002900000029EBEE3345.png" xlink:type="simple" xlink:show="embed" xlink:actuate="onLoad" draw:mime-type="image/png"/>
            <svg:title>Icon-Architecture-Group/32/Private-subnet_32</svg:title>
          </draw:frame>
          <draw:connector draw:style-name="gr15" draw:text-style-name="P3" draw:layer="layout" draw:type="lines" svg:x1="9.645cm" svg:y1="6.232cm" svg:x2="9.051cm" svg:y2="6.232cm" draw:start-shape="id15" draw:start-glue-point="3" draw:end-shape="id14" draw:end-glue-point="1" svg:d="M9645 6232h-500 406-500" svg:viewBox="0 0 595 1">
            <text:p/>
          </draw:connector>
          <draw:connector draw:style-name="gr15" draw:text-style-name="P3" draw:layer="layout" draw:type="lines" svg:x1="10.263cm" svg:y1="6.232cm" svg:x2="11.171cm" svg:y2="6.232cm" draw:start-shape="id15" draw:end-shape="id16" draw:end-glue-point="3" svg:d="M10263 6232h500-92 500" svg:viewBox="0 0 909 1">
            <text:p/>
          </draw:connector>
          <draw:frame draw:style-name="gr6" draw:text-style-name="P4" xml:id="id17" draw:id="id17" draw:layer="layout" svg:width="0.617cm" svg:height="0.648cm" svg:x="11.159cm" svg:y="4.334cm">
            <draw:image xlink:href="Pictures/10000A2600000510000005107F6CE094.svg" xlink:type="simple" xlink:show="embed" xlink:actuate="onLoad" draw:mime-type="image/svg+xml">
              <text:p/>
            </draw:image>
            <draw:image xlink:href="Pictures/100000010000003100000031803DC015.png" xlink:type="simple" xlink:show="embed" xlink:actuate="onLoad" draw:mime-type="image/png"/>
            <svg:title>Icon-Resource/Containers/Res_Amazon-Elastic-Container-Service_ECS-Service-Connect_48</svg:title>
          </draw:frame>
          <draw:connector draw:style-name="gr15" draw:text-style-name="P3" draw:layer="layout" draw:type="lines" svg:x1="11.479cm" svg:y1="5.909cm" svg:x2="11.467cm" svg:y2="4.982cm" draw:start-shape="id16" draw:start-glue-point="0" draw:end-shape="id17" draw:end-glue-point="2" svg:d="M11479 5909v-500l-12 73v-500" svg:viewBox="0 0 13 928">
            <text:p/>
          </draw:connector>
          <draw:connector draw:style-name="gr15" draw:text-style-name="P3" draw:layer="layout" draw:type="lines" svg:x1="11.776cm" svg:y1="4.658cm" svg:x2="13.429cm" svg:y2="4.658cm" draw:start-shape="id17" draw:start-glue-point="1" draw:end-shape="id18" draw:end-glue-point="3" svg:d="M11776 4658h500 653 500" svg:viewBox="0 0 1654 1">
            <text:p/>
          </draw:connector>
          <draw:frame draw:style-name="gr6" draw:text-style-name="P4" draw:layer="layout" svg:width="0.303cm" svg:height="0.317cm" svg:x="9.051cm" svg:y="3.381cm">
            <draw:image xlink:href="Pictures/100005AC0000043D0000043D58D8EFFC.svg" xlink:type="simple" xlink:show="embed" xlink:actuate="onLoad" draw:mime-type="image/svg+xml">
              <text:p/>
            </draw:image>
            <draw:image xlink:href="Pictures/1000000100000029000000298D0668DE.png" xlink:type="simple" xlink:show="embed" xlink:actuate="onLoad" draw:mime-type="image/png"/>
            <svg:title>Icon-Architecture-Group/32/Public-subnet_32</svg:title>
          </draw:frame>
          <draw:connector draw:style-name="gr15" draw:text-style-name="P3" draw:layer="layout" draw:type="lines" svg:x1="4.813cm" svg:y1="6.239cm" svg:x2="6.176cm" svg:y2="6.232cm" draw:start-shape="id19" draw:start-glue-point="1" draw:end-shape="id13" draw:end-glue-point="3" svg:d="M4813 6239h501l362-7h500" svg:viewBox="0 0 1364 8">
            <text:p/>
          </draw:connector>
          <draw:frame draw:style-name="gr6" draw:text-style-name="P4" xml:id="id21" draw:id="id21" draw:layer="layout" svg:width="0.617cm" svg:height="0.647cm" svg:x="7.223cm" svg:y="2.587cm">
            <draw:image xlink:href="Pictures/1000066D00000510000005103062718B.svg" xlink:type="simple" xlink:show="embed" xlink:actuate="onLoad" draw:mime-type="image/svg+xml">
              <text:p/>
            </draw:image>
            <draw:image xlink:href="Pictures/100000010000003100000031023148D3.png" xlink:type="simple" xlink:show="embed" xlink:actuate="onLoad" draw:mime-type="image/png"/>
            <svg:title>Icon-Resource/Analytics/Res_Amazon-OpenSearch-Service_OpenSearch-Dashboards_48</svg:title>
          </draw:frame>
          <draw:connector draw:style-name="gr15" draw:text-style-name="P3" draw:layer="layout" draw:type="lines" svg:x1="3.899cm" svg:y1="5.762cm" svg:x2="7.531cm" svg:y2="3.234cm" draw:start-shape="id20" draw:start-glue-point="0" draw:end-shape="id21" draw:end-glue-point="2" svg:d="M3899 5762v-500l3632-1528v-500" svg:viewBox="0 0 3633 2529">
            <text:p/>
          </draw:connector>
          <draw:frame draw:style-name="gr6" draw:text-style-name="P4" xml:id="id22" draw:id="id22" draw:layer="layout" svg:width="0.617cm" svg:height="0.648cm" svg:x="14.035cm" svg:y="3.698cm">
            <draw:image xlink:href="Pictures/10000BAA000005100000051080E9A9FE.svg" xlink:type="simple" xlink:show="embed" xlink:actuate="onLoad" draw:mime-type="image/svg+xml">
              <text:p/>
            </draw:image>
            <draw:image xlink:href="Pictures/100000010000003100000031B90E1D57.png" xlink:type="simple" xlink:show="embed" xlink:actuate="onLoad" draw:mime-type="image/png"/>
            <svg:title>Icon-Resource/General-Resource/Res_Internet-alt2_48_Light</svg:title>
          </draw:frame>
          <draw:connector draw:style-name="gr15" draw:text-style-name="P3" draw:layer="layout" draw:type="lines" svg:x1="14.047cm" svg:y1="4.658cm" svg:x2="14.343cm" svg:y2="4.346cm" draw:start-shape="id18" draw:start-glue-point="1" draw:end-shape="id22" draw:end-glue-point="2" svg:d="M14047 4658h500l-204 188v-500" svg:viewBox="0 0 501 501">
            <text:p/>
          </draw:connector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gradient-name="Gradient_20_1" draw:fill-hatch-name="Red_20_90_20_Degrees_20_Crossed_20_1" draw:fill-image-name="Bitmap_20_1" draw:opacity="30%" draw:shadow-opacity="3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17:19:58.260626260</meta:creation-date>
    <dc:date>2024-06-02T23:30:28.535753564</dc:date>
    <meta:editing-duration>PT4M52S</meta:editing-duration>
    <meta:editing-cycles>1</meta:editing-cycles>
    <meta:document-statistic meta:object-count="81"/>
    <meta:generator>LibreOffice/24.2.2.2$Linux_X86_64 LibreOffice_project/420$Build-2</meta:generator>
  </office:meta>
</office:document-meta>
</file>